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Open Sans1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2.1132in"/>
    </style:style>
    <style:style style:name="Table1.B" style:family="table-column">
      <style:table-column-properties style:column-width="4.8118in"/>
    </style:style>
    <style:style style:name="Table1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2" style:family="table">
      <style:table-properties style:width="6.925in" table:align="left" fo:background-color="#ffffff">
        <style:background-image/>
      </style:table-properties>
    </style:style>
    <style:style style:name="Table2.A" style:family="table-column">
      <style:table-column-properties style:column-width="2.7764in"/>
    </style:style>
    <style:style style:name="Table2.B" style:family="table-column">
      <style:table-column-properties style:column-width="4.1486in"/>
    </style:style>
    <style:style style:name="Table2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2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3" style:family="table">
      <style:table-properties style:width="6.925in" table:align="left" fo:background-color="#ffffff">
        <style:background-image/>
      </style:table-properties>
    </style:style>
    <style:style style:name="Table3.A" style:family="table-column">
      <style:table-column-properties style:column-width="1.8785in"/>
    </style:style>
    <style:style style:name="Table3.B" style:family="table-column">
      <style:table-column-properties style:column-width="5.0465in"/>
    </style:style>
    <style:style style:name="Table3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3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4" style:family="table">
      <style:table-properties style:width="6.925in" table:align="left" fo:background-color="#ffffff">
        <style:background-image/>
      </style:table-properties>
    </style:style>
    <style:style style:name="Table4.A" style:family="table-column">
      <style:table-column-properties style:column-width="3.1222in"/>
    </style:style>
    <style:style style:name="Table4.B" style:family="table-column">
      <style:table-column-properties style:column-width="3.8028in"/>
    </style:style>
    <style:style style:name="Table4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4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5" style:family="table">
      <style:table-properties style:width="6.925in" table:align="left" fo:background-color="#ffffff">
        <style:background-image/>
      </style:table-properties>
    </style:style>
    <style:style style:name="Table5.A" style:family="table-column">
      <style:table-column-properties style:column-width="2.9319in"/>
    </style:style>
    <style:style style:name="Table5.B" style:family="table-column">
      <style:table-column-properties style:column-width="3.9931in"/>
    </style:style>
    <style:style style:name="Table5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5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6" style:family="table">
      <style:table-properties style:width="6.925in" table:align="left" fo:background-color="#ffffff">
        <style:background-image/>
      </style:table-properties>
    </style:style>
    <style:style style:name="Table6.A" style:family="table-column">
      <style:table-column-properties style:column-width="2.2604in"/>
    </style:style>
    <style:style style:name="Table6.B" style:family="table-column">
      <style:table-column-properties style:column-width="4.6646in"/>
    </style:style>
    <style:style style:name="Table6.A1" style:family="table-cell">
      <style:table-cell-properties style:vertical-align="middle" fo:background-color="#ffffff" fo:padding-left="0in" fo:padding-right="0.0833in" fo:padding-top="0in" fo:padding-bottom="0.0833in" fo:border-left="none" fo:border-right="0.05pt solid #dbe2e8" fo:border-top="none" fo:border-bottom="0.05pt solid #dbe2e8">
        <style:background-image/>
      </style:table-cell-properties>
    </style:style>
    <style:style style:name="Table6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P1" style:family="paragraph" style:parent-style-name="Heading_20_1">
      <style:paragraph-properties fo:margin-left="0in" fo:margin-right="0in" fo:margin-top="0in" fo:margin-bottom="0.1563in" loext:contextual-spacing="false" fo:line-height="160%" fo:text-align="center" style:justify-single-word="false" fo:orphans="2" fo:widows="2" fo:text-indent="0in" style:auto-text-indent="false"/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657482" style:font-name="Open Sans" fo:font-size="9pt" fo:letter-spacing="0.0102in" fo:font-style="normal" fo:font-weight="normal"/>
    </style:style>
    <style:style style:name="P3" style:family="paragraph" style:parent-style-name="Heading_20_2">
      <style:paragraph-properties fo:margin-top="0.2398in" fo:margin-bottom="0.1146in" loext:contextual-spacing="false" fo:line-height="160%" fo:text-align="center" style:justify-single-word="false" fo:orphans="2" fo:widows="2"/>
      <style:text-properties fo:font-variant="normal" fo:text-transform="none" fo:color="#307699" style:font-name="inherit" fo:font-size="16.5pt" fo:letter-spacing="normal" fo:font-style="normal" fo:font-weight="bold"/>
    </style:style>
    <style:style style:name="P4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</style:style>
    <style:style style:name="P5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/>
    </style:style>
    <style:style style:name="P6" style:family="paragraph" style:parent-style-name="Table_20_Contents" style:list-style-name="L1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7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9" style:family="paragraph" style:parent-style-name="Text_20_body" style:list-style-name="L2">
      <style:paragraph-properties fo:margin-left="0in" fo:margin-right="0in" fo:margin-top="0in" fo:margin-bottom="0.1563in" loext:contextual-spacing="false" fo:line-height="160%" fo:orphans="2" fo:widows="2" fo:text-indent="0in" style:auto-text-indent="false" fo:padding="0in" fo:border="none"/>
      <style:text-properties fo:font-variant="normal" fo:text-transform="none" fo:color="#525c65" style:font-name="Open Sans" fo:font-size="10.5pt" fo:letter-spacing="normal" fo:font-style="normal" fo:font-weight="normal" loext:padding="0.0193in" loext:border="0.06pt solid #dbe2e8"/>
    </style:style>
    <style:style style:name="P10" style:family="paragraph" style:parent-style-name="Text_20_body" style:list-style-name="L2">
      <style:paragraph-properties fo:margin-left="0in" fo:margin-right="0in" fo:margin-top="0in" fo:margin-bottom="0.1563in" loext:contextual-spacing="false" fo:line-height="160%" fo:orphans="2" fo:widows="2" fo:text-indent="0in" style:auto-text-indent="false" fo:padding="0in" fo:border="none"/>
      <style:text-properties fo:color="#525c65" style:font-name="Open Sans" fo:font-size="10.5pt" loext:padding="0.0193in" loext:border="0.06pt solid #dbe2e8"/>
    </style:style>
    <style:style style:name="T1" style:family="text">
      <style:text-properties fo:color="#525c65" style:font-name="Open Sans" fo:font-size="10.5pt"/>
    </style:style>
    <style:style style:name="T2" style:family="text">
      <style:text-properties fo:color="#525c65" style:font-name="Open Sans" fo:font-size="10.5pt" fo:font-weight="bold"/>
    </style:style>
    <style:style style:name="T3" style:family="text">
      <style:text-properties fo:color="#303030" style:font-name="Menlo" fo:font-size="9pt" fo:background-color="#f3f3f3" loext:char-shading-value="0" loext:padding-left="0.0417in" loext:padding-right="0.0417in" loext:padding-top="0.0209in" loext:padding-bottom="0.0209in" loext:border="0.06pt solid #dcdcdc"/>
    </style:style>
    <style:style style:name="fr1" style:family="graphic" style:parent-style-name="Frame">
      <style:graphic-properties fo:margin-left="0in" fo:margin-right="0in" fo:margin-top="0.802in" fo:margin-bottom="0.802in" style:wrap="right" style:number-wrapped-paragraphs="no-limit" style:vertical-pos="top" style:vertical-rel="paragraph-content" style:horizontal-pos="left" style:horizontal-rel="paragraph" fo:padding="0in" fo:border-left="none" fo:border-right="none" fo:border-top="0.06pt solid #dbe2e8" fo:border-bottom="0.06pt solid #dbe2e8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0091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project-spec-headline"/>PROJECT SPECIFICATION</text:h>
      <text:h text:style-name="P1" text:outline-level="1"><text:bookmark text:name="project-name"/>Deforestation Exploration</text:h>
      <text:p text:style-name="P8">Building A View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3959083836672">
            <table:table-cell table:style-name="Table1.A1" office:value-type="string">
              <text:p text:style-name="P7">CRITERIA</text:p>
            </table:table-cell>
            <table:table-cell table:style-name="Table1.A1" office:value-type="string">
              <text:p text:style-name="P7">MEETS SPECIFICATIONS</text:p>
            </table:table-cell>
          </table:table-row>
        </table:table-header-rows>
        <table:table-row table:style-name="TableLine93959083836672">
          <table:table-cell table:style-name="Table1.A2" office:value-type="string">
            <text:p text:style-name="P4"><text:span text:style-name="T1">Write a </text:span><text:span text:style-name="Source_20_Text"><text:span text:style-name="T3">CREATE</text:span></text:span><text:span text:style-name="T1"> statement that results in creation of a View</text:span></text:p>
          </table:table-cell>
          <table:table-cell table:style-name="Table1.A2" office:value-type="string">
            <text:p text:style-name="P4"><text:span text:style-name="T1">The create a </text:span><text:span text:style-name="Strong_20_Emphasis"><text:span text:style-name="T2">forestation</text:span></text:span><text:span text:style-name="T1"> view query that the student writes prior to answering the questions joins all three tables on the columns indicated, and creates a new column by performing a calculation that compares two columns.</text:span></text:p>
          </table:table-cell>
        </table:table-row>
      </table:table>
      <text:p text:style-name="P8">Basic SQL Queries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3959087141360">
            <table:table-cell table:style-name="Table2.A1" office:value-type="string">
              <text:p text:style-name="P7">CRITERIA</text:p>
            </table:table-cell>
            <table:table-cell table:style-name="Table2.A1" office:value-type="string">
              <text:p text:style-name="P7">MEETS SPECIFICATIONS</text:p>
            </table:table-cell>
          </table:table-row>
        </table:table-header-rows>
        <table:table-row table:style-name="TableLine93959087141360">
          <table:table-cell table:style-name="Table2.A2" office:value-type="string">
            <text:p text:style-name="P5">Write SQL queries that execute properly.</text:p>
          </table:table-cell>
          <table:table-cell table:style-name="Table2.A2" office:value-type="string">
            <text:p text:style-name="P5">Each query is included in the Appendix and executes properly. A reviewer should be able to execute this same query and get the correct output.</text:p>
          </table:table-cell>
        </table:table-row>
        <table:table-row table:style-name="TableLine93959087141360">
          <table:table-cell table:style-name="Table2.A2" office:value-type="string">
            <text:p text:style-name="P4"><text:span text:style-name="T1">Write SQL queries that make use of the </text:span><text:span text:style-name="Source_20_Text"><text:span text:style-name="T3">SELECT</text:span></text:span><text:span text:style-name="T1"> keyword to return information from provided tables</text:span></text:p>
          </table:table-cell>
          <table:table-cell table:style-name="Table2.A2" office:value-type="string">
            <text:p text:style-name="P4"><text:span text:style-name="Source_20_Text"><text:span text:style-name="T3">SELECT</text:span></text:span><text:span text:style-name="T1"> queries return results consistent with the question being asked.</text:span></text:p>
          </table:table-cell>
        </table:table-row>
        <table:table-row table:style-name="TableLine93959087141360">
          <table:table-cell table:style-name="Table2.A2" office:value-type="string">
            <text:p text:style-name="P4"><text:span text:style-name="T1">Write queries that filter resulting tables using the </text:span><text:span text:style-name="Source_20_Text"><text:span text:style-name="T3">WHERE</text:span></text:span><text:span text:style-name="T1"> keyword.</text:span></text:p>
          </table:table-cell>
          <table:table-cell table:style-name="Table2.A2" office:value-type="string">
            <text:p text:style-name="P4"><text:span text:style-name="Source_20_Text"><text:span text:style-name="T3">WHERE</text:span></text:span><text:span text:style-name="T1"> clauses used in </text:span><text:span text:style-name="Source_20_Text"><text:span text:style-name="T3">SELECT</text:span></text:span><text:span text:style-name="T1"> statements filter tables according to the questions being asked</text:span></text:p>
          </table:table-cell>
        </table:table-row>
        <table:table-row table:style-name="TableLine93959087141360">
          <table:table-cell table:style-name="Table2.A2" office:value-type="string">
            <text:p text:style-name="P4"><text:span text:style-name="T1">Write queries that sort resulting tables using </text:span><text:span text:style-name="Source_20_Text"><text:span text:style-name="T3">ORDER BY</text:span></text:span><text:span text:style-name="T1"> keyword</text:span></text:p>
          </table:table-cell>
          <table:table-cell table:style-name="Table2.A2" office:value-type="string">
            <text:p text:style-name="P4"><text:span text:style-name="Source_20_Text"><text:span text:style-name="T3">ORDER BY</text:span></text:span><text:span text:style-name="T1"> clauses used in </text:span><text:span text:style-name="Source_20_Text"><text:span text:style-name="T3">SELECT</text:span></text:span><text:span text:style-name="T1"> statements sort query results according to the questions being asked, and specify ASC for ascending or DESC for descending where appropriate</text:span></text:p>
          </table:table-cell>
        </table:table-row>
        <table:table-row table:style-name="TableLine93959087141360">
          <table:table-cell table:style-name="Table2.A2" office:value-type="string">
            <text:p text:style-name="P4"><text:span text:style-name="T1">Write queries that aggregate data </text:span><text:soft-page-break/><text:span text:style-name="T1">using the </text:span><text:span text:style-name="Source_20_Text"><text:span text:style-name="T3">GROUP BY</text:span></text:span><text:span text:style-name="T1"> keyword</text:span></text:p>
          </table:table-cell>
          <table:table-cell table:style-name="Table2.A2" office:value-type="string">
            <text:p text:style-name="P4"><text:span text:style-name="Source_20_Text"><text:span text:style-name="T3">GROUP BY</text:span></text:span><text:span text:style-name="T1"> clauses aggregate results by chosen </text:span><text:soft-page-break/><text:span text:style-name="T1">categorical variables</text:span></text:p>
          </table:table-cell>
        </table:table-row>
        <table:table-row table:style-name="TableLine93959087141360">
          <table:table-cell table:style-name="Table2.A2" office:value-type="string">
            <text:p text:style-name="P4"><text:span text:style-name="T1">Write queries that contain </text:span><text:span text:style-name="Source_20_Text"><text:span text:style-name="T3">BOOLEAN OPERATORS</text:span></text:span><text:span text:style-name="T1"> to compare values in the tables</text:span></text:p>
          </table:table-cell>
          <table:table-cell table:style-name="Table2.A2" office:value-type="string">
            <text:p text:style-name="P4"><text:span text:style-name="T1">Queries make use of operators such as =, &lt; and/or &gt; to qualify </text:span><text:span text:style-name="Source_20_Text"><text:span text:style-name="T3">WHERE</text:span></text:span><text:span text:style-name="T1"> clauses and </text:span><text:span text:style-name="Source_20_Text"><text:span text:style-name="T3">JOIN</text:span></text:span><text:span text:style-name="T1"> statements, as well as conditions AND and OR to link conditional clauses.</text:span></text:p>
          </table:table-cell>
        </table:table-row>
      </table:table>
      <text:p text:style-name="P8">Windows Functions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3959125771488">
            <table:table-cell table:style-name="Table3.A1" office:value-type="string">
              <text:p text:style-name="P7">CRITERIA</text:p>
            </table:table-cell>
            <table:table-cell table:style-name="Table3.A1" office:value-type="string">
              <text:p text:style-name="P7">MEETS SPECIFICATIONS</text:p>
            </table:table-cell>
          </table:table-row>
        </table:table-header-rows>
        <table:table-row table:style-name="TableLine93959125771488">
          <table:table-cell table:style-name="Table3.A2" office:value-type="string">
            <text:p text:style-name="P5">Write SQL queries that makes use of Windows functions</text:p>
          </table:table-cell>
          <table:table-cell table:style-name="Table3.A2" office:value-type="string">
            <text:p text:style-name="P5">Queries make use of Windows Functions such as SUM, COUNT, ROUND and/or ABS as needed to perform the appropriate calculation in order to answer the questions posed.</text:p>
          </table:table-cell>
        </table:table-row>
      </table:table>
      <text:p text:style-name="P8">Join Command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3959123816704">
            <table:table-cell table:style-name="Table4.A1" office:value-type="string">
              <text:p text:style-name="P7">CRITERIA</text:p>
            </table:table-cell>
            <table:table-cell table:style-name="Table4.A1" office:value-type="string">
              <text:p text:style-name="P7">MEETS SPECIFICATIONS</text:p>
            </table:table-cell>
          </table:table-row>
        </table:table-header-rows>
        <table:table-row table:style-name="TableLine93959123816704">
          <table:table-cell table:style-name="Table4.A2" office:value-type="string">
            <text:p text:style-name="P5">The project contains properly formatted SQL Joins</text:p>
          </table:table-cell>
          <table:table-cell table:style-name="Table4.A2" office:value-type="string">
            <text:p text:style-name="P5">Queries include the appropriate form of Join (Inner, Left, Right, Outer) clause to ensure that no necessary rows are left out.</text:p>
          </table:table-cell>
        </table:table-row>
        <table:table-row table:style-name="TableLine93959123816704">
          <table:table-cell table:style-name="Table4.A2" office:value-type="string">
            <text:p text:style-name="P4"><text:span text:style-name="T1">The project uses a </text:span><text:span text:style-name="Source_20_Text"><text:span text:style-name="T3">JOIN</text:span></text:span><text:span text:style-name="T1"> to perform row-level calculations on a single table like difference and percent difference.</text:span></text:p>
          </table:table-cell>
          <table:table-cell table:style-name="Table4.A2" office:value-type="string">
            <text:p text:style-name="P5">The student creates a query that joins a table to itself in order to compare values in two different rows.</text:p>
          </table:table-cell>
        </table:table-row>
        <table:table-row table:style-name="TableLine93959123816704">
          <table:table-cell table:style-name="Table4.A2" office:value-type="string">
            <text:p text:style-name="P4"><text:span text:style-name="T1">The project contains a </text:span><text:span text:style-name="Source_20_Text"><text:span text:style-name="T3">JOIN</text:span></text:span><text:span text:style-name="T1"> that combines disparate tables together on one or multiple columns</text:span></text:p>
          </table:table-cell>
          <table:table-cell table:style-name="Table4.A2" office:value-type="string">
            <text:p text:style-name="P5">Queries include Join clauses that match appropriate columns together using the ON command and the appropriate Boolean operator.</text:p>
          </table:table-cell>
        </table:table-row>
      </table:table>
      <text:p text:style-name="P8">Case Command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 table:style-name="TableLine93959123155936">
            <table:table-cell table:style-name="Table5.A1" office:value-type="string">
              <text:p text:style-name="P7">CRITERIA</text:p>
            </table:table-cell>
            <table:table-cell table:style-name="Table5.A1" office:value-type="string">
              <text:p text:style-name="P7">MEETS SPECIFICATIONS</text:p>
            </table:table-cell>
          </table:table-row>
        </table:table-header-rows>
        <table:table-row table:style-name="TableLine93959123155936">
          <table:table-cell table:style-name="Table5.A2" office:value-type="string">
            <text:p text:style-name="P4"><text:span text:style-name="T1">Write a </text:span><text:span text:style-name="Source_20_Text"><text:span text:style-name="T3">CASE</text:span></text:span><text:span text:style-name="T1"> statement to return values based on specific conditions</text:span></text:p>
          </table:table-cell>
          <table:table-cell table:style-name="Table5.A2" office:value-type="string">
            <text:p text:style-name="P4"><text:span text:style-name="T1">The query the student writes for question 3(c) includes a </text:span><text:span text:style-name="Source_20_Text"><text:span text:style-name="T3">CASE</text:span></text:span><text:span text:style-name="T1"> statement that addresses the question.</text:span></text:p>
          </table:table-cell>
        </table:table-row>
      </table:table>
      <text:p text:style-name="P8">Report Formatting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3959123141216">
            <table:table-cell table:style-name="Table6.A1" office:value-type="string">
              <text:p text:style-name="P7">CRITERIA</text:p>
            </table:table-cell>
            <table:table-cell table:style-name="Table6.A1" office:value-type="string">
              <text:p text:style-name="P7">MEETS SPECIFICATIONS</text:p>
            </table:table-cell>
          </table:table-row>
        </table:table-header-rows>
        <table:table-row table:style-name="TableLine93959123141216">
          <table:table-cell table:style-name="Table6.A2" office:value-type="string">
            <text:p text:style-name="P5">Report has all the five elements specified in the rubric.</text:p>
          </table:table-cell>
          <table:table-cell table:style-name="Table6.A2" office:value-type="string">
            <text:p text:style-name="P5">All five elements of the rubric are present in the report.</text:p>
            <text:list xml:id="list1231166464" text:style-name="L1">
              <text:list-item>
                <text:p text:style-name="P6">GLOBAL SITUATION</text:p>
              </text:list-item>
              <text:list-item>
                <text:p text:style-name="P6">REGIONAL OUTLOOK</text:p>
              </text:list-item>
              <text:list-item>
                <text:p text:style-name="P6">COUNTRY-LEVEL DETAIL</text:p>
              </text:list-item>
              <text:list-item>
                <text:p text:style-name="P6">RECOMMENDATIONS</text:p>
              </text:list-item>
              <text:list-item>
                <text:p text:style-name="P6">APPENDIX: SQL queries used</text:p>
              </text:list-item>
            </text:list>
          </table:table-cell>
        </table:table-row>
        <table:table-row table:style-name="TableLine93959123141216">
          <table:table-cell table:style-name="Table6.A2" office:value-type="string">
            <text:p text:style-name="P5">SQL formatting should follow SQL formatting guidelines.</text:p>
          </table:table-cell>
          <table:table-cell table:style-name="Table6.A2" office:value-type="string">
            <text:p text:style-name="P5">All queries captured in the Appendix follow SQL formatting guidelines, including those for indentation, capitalization.</text:p>
          </table:table-cell>
        </table:table-row>
      </table:table>
      <text:p text:style-name="Text_20_body"><draw:frame draw:style-name="fr1" draw:name="stand-out" text:anchor-type="paragraph" svg:width="16.2189in" draw:z-index="0"><draw:text-box fo:min-height="0.0161in"><text:h text:style-name="P3" text:outline-level="2"><text:bookmark text:name="stand-out-headline"/>Suggestions to Make Your Project Stand Out!</text:h><text:section text:style-name="Sect1" text:name="stand-out-text"><text:list xml:id="list1353000584" text:style-name="L2"><text:list-item><text:p text:style-name="P10">(Include at least two suggestions for how students can go above and beyond, personalize their project submission to make it stand out.)<text:line-break/>Write SQL statements that are structured to be highly readable, eg. by placing clauses on their own lines and adding comments.</text:p></text:list-item><text:list-item><text:p text:style-name="P9">Write the report in highly articulate and convincing verbiage, that’s easy to read, and shows thoughtful evaluation and presentation.</text:p></text:list-item></text:list></text:section></draw:text-box></draw:frame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Open Sans1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8-13T20:52:04.411478697</meta:creation-date>
    <dc:date>2021-08-13T20:53:22.583797542</dc:date>
    <meta:editing-duration>PT1M19S</meta:editing-duration>
    <meta:editing-cycles>1</meta:editing-cycles>
    <meta:document-statistic meta:table-count="6" meta:image-count="0" meta:object-count="0" meta:page-count="4" meta:paragraph-count="56" meta:word-count="553" meta:character-count="3524" meta:non-whitespace-character-count="3034"/>
    <meta:generator>LibreOffice/6.4.7.2$Linux_X86_64 LibreOffice_project/40$Build-2</meta:generator>
  </office:meta>
</office:document-meta>
</file>